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urePwm" table:style-name="ta1">
        <table:shapes>
          <draw:frame draw:z-index="0" draw:style-name="gr1" draw:text-style-name="P1" svg:width="11.9079in" svg:height="5.6366in" svg:x="1.5492in" svg:y="0.0417in">
            <draw:object draw:notify-on-update-of-ranges="purePwm.A1:purePwm.A50 purePwm.B1:purePwm.B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271" calcext:value-type="float">
            <text:p>-27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289" calcext:value-type="float">
            <text:p>-289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97" calcext:value-type="float">
            <text:p>-29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311" calcext:value-type="float">
            <text:p>-31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23" calcext:value-type="float">
            <text:p>-223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33" calcext:value-type="float">
            <text:p>-333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66" calcext:value-type="float">
            <text:p>-26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299" calcext:value-type="float">
            <text:p>-299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~2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285" calcext:value-type="float">
            <text:p>-28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75" calcext:value-type="float">
            <text:p>-27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262" calcext:value-type="float">
            <text:p>-26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269" calcext:value-type="float">
            <text:p>-26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9:58:41.439471392</dc:date>
    <meta:editing-duration>PT4M28S</meta:editing-duration>
    <meta:editing-cycles>1</meta:editing-cycles>
    <meta:document-statistic meta:table-count="1" meta:cell-count="565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47cm" svg:height="14.318cm" xlink:href=".." xlink:type="simple" chart:class="chart:line" chart:style-name="ch1">
        <chart:legend chart:legend-position="end" svg:x="27.394cm" svg:y="6.611cm" style:legend-expansion="high" chart:style-name="ch2"/>
        <chart:plot-area chart:style-name="ch3" table:cell-range-address="purePwm.A1:purePwm.B50" svg:x="0.604cm" svg:y="0.286cm" svg:width="26.187cm" svg:height="13.746cm">
          <chartooo:coordinate-region svg:x="1.516cm" svg:y="0.485cm" svg:width="25.089cm" svg:height="13.3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urePwm.A1:purePwm.A50" chart:class="chart:line">
            <chart:data-point chart:repeated="50"/>
          </chart:series>
          <chart:series chart:style-name="ch7" chart:values-cell-range-address="purePwm.B1:purePwm.B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32">
                <text:p>-232</text:p>
                <draw:g>
                  <svg:desc>purePwm.A1:purePwm.A50</svg:desc>
                </draw:g>
              </table:table-cell>
              <table:table-cell office:value-type="float" office:value="-17">
                <text:p>-17</text:p>
                <draw:g>
                  <svg:desc>purePwm.B1:purePwm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">
                <text:p>20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">
                <text:p>1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5">
                <text:p>-2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">
                <text:p>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9">
                <text:p>-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">
                <text:p>20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">
                <text:p>17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">
                <text:p>2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4">
                <text:p>-28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">
                <text:p>21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8">
                <text:p>-298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">
                <text:p>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">
                <text:p>-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">
                <text:p>23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6">
                <text:p>-2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9">
                <text:p>-1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1">
                <text:p>-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6">
                <text:p>23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64">
                <text:p>-26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8">
                <text:p>1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85">
                <text:p>-1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">
                <text:p>1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4">
                <text:p>-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">
                <text:p>18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37">
                <text:p>-23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7">
                <text:p>-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">
                <text:p>20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6">
                <text:p>18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">
                <text:p>16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8">
                <text:p>-19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9">
                <text:p>-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2">
                <text:p>-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07">
                <text:p>-30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3">
                <text:p>20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6">
                <text:p>-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8">
                <text:p>-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4">
                <text:p>-154</text:p>
              </table:table-cell>
              <table:table-cell office:value-type="float" office:value="-31">
                <text:p>-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